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.png" manifest:full-path="Pictures/_yb6kQCWmEeOLdeKPQWhTwQ.png"/>
  <manifest:file-entry manifest:media-type="image/.png" manifest:full-path="Pictures/_yKe2ACWmEeOLdeKPQWhTwQ.png"/>
  <manifest:file-entry manifest:media-type="image/.png" manifest:full-path="Pictures/_yKe2ASWmEeOLdeKPQWhTwQ.png"/>
  <manifest:file-entry manifest:media-type="image/.png" manifest:full-path="Pictures/_yLEr4CWmEeOLdeKPQWhTwQ.png"/>
  <manifest:file-entry manifest:media-type="image/.png" manifest:full-path="Pictures/_yLhX0CWmEeOLdeKPQWhTwQ.png"/>
  <manifest:file-entry manifest:media-type="image/.png" manifest:full-path="Pictures/_yMkgsCWmEeOLdeKPQWhTwQ.png"/>
  <manifest:file-entry manifest:media-type="image/.png" manifest:full-path="Pictures/_yMQ-sCWmEeOLdeKPQWhTwQ.png"/>
  <manifest:file-entry manifest:media-type="image/.png" manifest:full-path="Pictures/_yMtqoCWmEeOLdeKPQWhTwQ.png"/>
</manifest:manifest>
</file>

<file path=content.xml><?xml version="1.0" encoding="utf-8"?>
<office:document-content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name="Times New Roman1" svg:font-family="'Times New Roman'"/>
    <style:font-face style:font-family-generic="swiss" style:name="Courier New" svg:font-family="'Courier New', 'Courier New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automatic-styles>
    <style:style style:family="paragraph" style:name="P1" style:parent-style-name="Text_20_body">
      <style:paragraph-properties fo:margin-bottom="0.035cm" fo:margin-left="0cm" fo:margin-right="0cm" fo:margin-top="0.035cm" fo:text-indent="0cm" style:auto-text-indent="false"/>
    </style:style>
    <style:style style:family="paragraph" style:name="P2" style:parent-style-name="Text_20_body">
      <style:paragraph-properties fo:margin-bottom="0.035cm" fo:margin-left="0cm" fo:margin-right="0cm" fo:margin-top="0.035cm" fo:text-indent="0cm" style:auto-text-indent="false"/>
      <style:text-properties style:use-window-font-color="true"/>
    </style:style>
    <style:style style:family="paragraph" style:name="P3" style:parent-style-name="Text_20_body">
      <style:paragraph-properties fo:margin-bottom="0.035cm" fo:margin-left="0cm" fo:margin-right="0cm" fo:margin-top="0.035cm" fo:text-indent="0cm" style:auto-text-indent="false"/>
      <style:text-properties style:font-name="Times New Roman1" style:use-window-font-color="true"/>
    </style:style>
    <style:style style:family="paragraph" style:name="P4" style:parent-style-name="Text_20_body">
      <style:paragraph-properties fo:margin-bottom="0.035cm" fo:margin-left="0cm" fo:margin-right="0cm" fo:margin-top="0.035cm" fo:text-indent="0cm" style:auto-text-indent="false"/>
      <style:text-properties fo:country="US" fo:language="en" style:font-name="Times New Roman1" style:use-window-font-color="true"/>
    </style:style>
    <style:style style:family="paragraph" style:name="P5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P6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untry="GB" fo:font-size="12pt" fo:font-style="normal" fo:font-weight="normal" fo:language="en" style:font-name="Times New Roman" style:font-size-asian="12pt" style:font-size-complex="12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P7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lor="#00ff00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text:display="none"/>
    </style:style>
    <style:style style:family="paragraph" style:name="P8" style:parent-style-name="Text_20_body">
      <style:paragraph-properties fo:hyphenation-ladder-count="no-limit" fo:margin-bottom="0.035cm" fo:margin-left="0cm" fo:margin-right="0cm" fo:margin-top="0.035cm" fo:orphans="2" fo:text-align="justify" fo:text-indent="0cm" fo:widows="2" style:auto-text-indent="false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9" style:parent-style-name="Text_20_body">
      <style:paragraph-properties fo:hyphenation-ladder-count="no-limit" fo:margin-bottom="0.035cm" fo:margin-left="0cm" fo:margin-right="0cm" fo:margin-top="0.035cm" fo:orphans="2" fo:text-align="start" fo:text-indent="0cm" fo:widows="2" style:auto-text-indent="false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10" style:parent-style-name="Text_20_body">
      <style:paragraph-properties fo:hyphenation-ladder-count="no-limit" fo:margin-bottom="0.035cm" fo:margin-left="0cm" fo:margin-right="0cm" fo:margin-top="0.035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1" style:parent-style-name="Text_20_body">
      <style:paragraph-properties fo:margin-bottom="0.041cm" fo:margin-left="0cm" fo:margin-right="0cm" fo:margin-top="0.041cm" fo:text-indent="0cm" style:auto-text-indent="false"/>
      <style:text-properties style:use-window-font-color="true"/>
    </style:style>
    <style:style style:family="paragraph" style:name="P12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hyphenate="false" fo:hyphenation-push-char-count="2" fo:hyphenation-remain-char-count="2" style:use-window-font-color="true"/>
    </style:style>
    <style:style style:family="paragraph" style:name="P13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4" style:parent-style-name="Text_20_body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5" style:parent-style-name="Text_20_body">
      <style:paragraph-properties fo:border="0.06pt solid #000000" fo:hyphenation-ladder-count="no-limit" fo:margin-bottom="0cm" fo:margin-left="0cm" fo:margin-right="0cm" fo:margin-top="0.212cm" fo:orphans="2" fo:padding="0.049cm" fo:text-align="justify" fo:text-indent="0cm" fo:widows="2" style:auto-text-indent="false" style:justify-single-word="false" style:shadow="non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6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17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8" style:parent-style-name="Standard">
      <style:text-properties fo:country="US" fo:language="en" style:font-name="Times New Roman1" style:use-window-font-color="true"/>
    </style:style>
    <style:style style:family="paragraph" style:name="P19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20" style:parent-style-name="Text_20_body">
      <style:paragraph-properties fo:break-before="page"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21" style:parent-style-name="Text_20_body">
      <style:paragraph-properties fo:border="0.06pt solid #000000" fo:hyphenation-ladder-count="no-limit" fo:margin-bottom="0cm" fo:margin-top="0.212cm" fo:orphans="2" fo:padding="0.049cm" fo:text-align="justify" fo:widows="2" style:justify-single-word="false" style:shadow="none" style:writing-mode="lr-tb"/>
      <style:text-properties fo:hyphenate="false" fo:hyphenation-push-char-count="2" fo:hyphenation-remain-char-count="2" style:use-window-font-color="true"/>
    </style:style>
    <style:style style:family="paragraph" style:name="P22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23" style:parent-style-name="Heading_20_4">
      <style:text-properties fo:background-color="transparent" fo:color="#800080" fo:country="GB" fo:font-size="12pt" fo:font-style="normal" fo:font-weight="bold" fo:language="en" style:country-complex="SA" style:font-name="Arial" style:font-name-asian="Times New Roman" style:font-name-complex="Arial" style:font-size-asian="12pt" style:font-size-complex="12pt" style:font-style-asian="normal" style:font-style-complex="normal" style:font-weight-asian="bold" style:font-weight-complex="bold" style:language-complex="ar" style:text-underline-color="font-color" style:text-underline-style="solid" style:text-underline-width="auto"/>
    </style:style>
    <style:style style:family="paragraph" style:name="P24" style:parent-style-name="Heading_20_2">
      <style:text-properties fo:background-color="transparent" fo:color="#000080" fo:country="GB" fo:font-style="normal" fo:font-weight="bold" fo:language="en" style:font-style-asian="normal" style:font-style-complex="normal" style:font-weight-asian="bold" style:font-weight-complex="bold" style:text-underline-style="none"/>
    </style:style>
    <style:style style:family="paragraph" style:name="P25" style:parent-style-name="Heading_20_3">
      <style:text-properties fo:background-color="transparent" fo:country="GB" fo:font-size="12pt" fo:font-style="normal" fo:font-weight="normal" fo:language="en" style:country-complex="SA" style:font-name="Times New Roman" style:font-name-asian="Times New Roman" style:font-name-complex="Arial" style:font-size-asian="12pt" style:font-size-complex="12pt" style:font-style-asian="normal" style:font-style-complex="normal" style:font-weight-asian="normal" style:font-weight-complex="normal" style:language-complex="ar" style:text-underline-style="none"/>
    </style:style>
    <style:style style:family="text" style:name="T1">
      <style:text-properties fo:country="GB" fo:language="en"/>
    </style:style>
    <style:style style:family="text" style:name="T2">
      <style:text-properties fo:country="US" fo:language="en"/>
    </style:style>
    <style:style style:family="text" style:name="T3">
      <style:text-properties style:use-window-font-color="true"/>
    </style:style>
    <style:style style:family="text" style:name="T4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5"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6">
      <style:text-properties fo:background-color="transparent" fo:country="GB" fo:font-size="10pt" fo:font-style="normal" fo:font-weight="normal" fo:language="en" style:font-name="CourierNewPSMT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fo:background-color="transparent" fo:country="US" fo:font-size="10pt" fo:font-style="normal" fo:font-weight="normal" fo:language="en" style:font-name="Times New Roman1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8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/>
    </style:style>
    <style:style style:family="text" style:name="T9">
      <style:text-properties fo:country="US" fo:language="en" style:font-name="Times New Roman1"/>
    </style:style>
    <style:style style:family="text" style:name="T10">
      <style:text-properties fo:font-size="16pt" fo:font-weight="bold" style:font-size-asian="16pt" style:font-size-complex="16pt" style:font-weight-asian="bold" style:font-weight-complex="bold" style:text-line-through-style="none" style:text-underline-style="none"/>
    </style:style>
    <style:style style:family="graphic" style:name="fr1" style:parent-style-name="Frame">
      <style:graphic-properties style:horizontal-pos="center" style:horizontal-rel="paragraph" style:vertical-pos="top" style:vertical-rel="baseline" style:wrap="none"/>
    </style: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Heading_20_1">Analyse <text:s/>/ Agence de voyages</text:h>
      <text:p text:style-name="P18"/>
      <text:p text:style-name="P7">Diagrammes de classes (dans LogicalView)</text:p>
      <text:p text:style-name="P1"/>
      <text:p text:style-name="P5"/>
      <text:p text:style-name="P6"/>
      <text:h text:outline-level="2" text:style-name="P24">Structures (packages et classes)</text:h>
      <text:p text:style-name="P1"><text:span text:style-name="T5"/></text:p>
      <text:p text:style-name="P1"><text:span text:style-name="T3"> </text:span><text:span text:style-name="T10"><text:s/></text:span></text:p>
      <text:p text:style-name="P17"/>
      <text:p text:style-name="P16"><text:span text:style-name="T4"/><text:span text:style-name="T4"><draw:frame draw:name="Cadre1" draw:style-name="fr1" draw:z-index="0" svg:height="10.775612416107384cm" svg:width="16.595cm" text:anchor-type="as-char"><draw:text-box fo:min-height="1.457cm" svg:height="1.457cm"><draw:frame style:rel-height="scale" style:rel-width="100%" svg:height="10.775612416107384cm" svg:width="16.595cm" text:anchor-type="frame"><draw:image xlink:actuate="onLoad" xlink:href="Pictures/_yKe2ACWmEeOLdeKPQWhTwQ.png" xlink:show="embed" xlink:type="simple"/></draw:frame><text:p text:style-name="Frame_20_contents"/></draw:text-box></draw:frame></text:span><text:span text:style-name="T4"/></text:p>
      <text:p text:style-name="P17"/>
      <text:p text:style-name="P19"/>
      <text:h text:outline-level="3" text:style-name="Heading_20_3">package "voyages"</text:h>
      <text:p text:style-name="P15"/>
      <text:p text:style-name="P17"/>
      <text:p text:style-name="P12"><text:span text:style-name="T8"/><text:span text:style-name="T8"><draw:frame draw:name="Cadre2" draw:style-name="fr1" draw:z-index="1" svg:height="11.09462104072398cm" svg:width="16.595cm" text:anchor-type="as-char"><draw:text-box fo:min-height="1.457cm" svg:height="1.457cm"><draw:frame style:rel-height="scale" style:rel-width="100%" svg:height="11.09462104072398cm" svg:width="16.595cm" text:anchor-type="frame"><draw:image xlink:actuate="onLoad" xlink:href="Pictures/_yKe2ASWmEeOLdeKPQWhTwQ.png" xlink:show="embed" xlink:type="simple"/></draw:frame><text:p text:style-name="Frame_20_contents"/></draw:text-box></draw:frame></text:span><text:span text:style-name="T8"/></text:p>
      <text:p text:style-name="P14"/>
      <text:h text:outline-level="4" text:style-name="P23">classe "PrixSelonPeriode"</text:h>
      <text:p text:style-name="P21"/>
      <text:p text:style-name="P10"/>
      <text:h text:outline-level="4" text:style-name="P23">classe "Hebergement_Restauration"</text:h>
      <text:p text:style-name="P21"/>
      <text:p text:style-name="P10"/>
      <text:h text:outline-level="4" text:style-name="P23">classe "GestionActivites"</text:h>
      <text:p text:style-name="P21"/>
      <text:p text:style-name="P10"/>
      <text:h text:outline-level="4" text:style-name="P23">classe "Periode"</text:h>
      <text:p text:style-name="P21"/>
      <text:p text:style-name="P10"/>
      <text:h text:outline-level="4" text:style-name="P23">classe "Voyage"</text:h>
      <text:p text:style-name="P21"/>
      <text:p text:style-name="P10"/>
      <text:h text:outline-level="4" text:style-name="P23">classe "ConfigSejour"</text:h>
      <text:p text:style-name="P21"/>
      <text:p text:style-name="P10"/>
      <text:h text:outline-level="4" text:style-name="P23">classe "GestionHebergements"</text:h>
      <text:p text:style-name="P21"/>
      <text:p text:style-name="P10"/>
      <text:h text:outline-level="4" text:style-name="P23">classe "SejourFixe"</text:h>
      <text:p text:style-name="P21"/>
      <text:p text:style-name="P10"/>
      <text:h text:outline-level="4" text:style-name="P23">classe "Activite"</text:h>
      <text:p text:style-name="P21"/>
      <text:p text:style-name="P10"/>
      <text:h text:outline-level="4" text:style-name="P23">classe "GestionConfigSejour"</text:h>
      <text:p text:style-name="P21"/>
      <text:p text:style-name="P10"/>
      <text:h text:outline-level="4" text:style-name="P23">classe "GestionPeriodes"</text:h>
      <text:p text:style-name="P21"/>
      <text:p text:style-name="P10"/>
      <text:h text:outline-level="4" text:style-name="P23">classe "GestionSejours"</text:h>
      <text:p text:style-name="P21"/>
      <text:p text:style-name="P10"/>
      <text:p text:style-name="P19"/>
      <text:h text:outline-level="3" text:style-name="Heading_20_3">package "tiers"</text:h>
      <text:p text:style-name="P15"/>
      <text:p text:style-name="P17"/>
      <text:p text:style-name="P12"><text:span text:style-name="T8"/><text:span text:style-name="T8"><draw:frame draw:name="Cadre2" draw:style-name="fr1" draw:z-index="1" svg:height="10.597797029702969cm" svg:width="16.595cm" text:anchor-type="as-char"><draw:text-box fo:min-height="1.457cm" svg:height="1.457cm"><draw:frame style:rel-height="scale" style:rel-width="100%" svg:height="10.597797029702969cm" svg:width="16.595cm" text:anchor-type="frame"><draw:image xlink:actuate="onLoad" xlink:href="Pictures/_yLEr4CWmEeOLdeKPQWhTwQ.png" xlink:show="embed" xlink:type="simple"/></draw:frame><text:p text:style-name="Frame_20_contents"/></draw:text-box></draw:frame></text:span><text:span text:style-name="T8"/></text:p>
      <text:p text:style-name="P14"/>
      <text:h text:outline-level="4" text:style-name="P23">classe "Fournisseur"</text:h>
      <text:p text:style-name="P21"/>
      <text:p text:style-name="P10"/>
      <text:h text:outline-level="4" text:style-name="P23">classe "GestionClients"</text:h>
      <text:p text:style-name="P21"/>
      <text:p text:style-name="P10"/>
      <text:h text:outline-level="4" text:style-name="P23">classe "GestionAdresses"</text:h>
      <text:p text:style-name="P21"/>
      <text:p text:style-name="P10"/>
      <text:h text:outline-level="4" text:style-name="P23">classe "Prestataire"</text:h>
      <text:p text:style-name="P21"/>
      <text:p text:style-name="P10"/>
      <text:h text:outline-level="4" text:style-name="P23">classe "Client"</text:h>
      <text:p text:style-name="P21"/>
      <text:p text:style-name="P10"/>
      <text:h text:outline-level="4" text:style-name="P23">classe "Adresse"</text:h>
      <text:p text:style-name="P21"/>
      <text:p text:style-name="P10"/>
      <text:h text:outline-level="4" text:style-name="P23">classe "Tiers"</text:h>
      <text:p text:style-name="P21"/>
      <text:p text:style-name="P10"/>
      <text:h text:outline-level="4" text:style-name="P23">classe "GestionFournisseurs"</text:h>
      <text:p text:style-name="P21"/>
      <text:p text:style-name="P10"/>
      <text:p text:style-name="P19"/>
      <text:h text:outline-level="3" text:style-name="Heading_20_3">package "paiements"</text:h>
      <text:p text:style-name="P15"/>
      <text:p text:style-name="P17"/>
      <text:p text:style-name="P12"><text:span text:style-name="T8"/><text:span text:style-name="T8"><draw:frame draw:name="Cadre2" draw:style-name="fr1" draw:z-index="1" svg:height="6.551328725038402cm" svg:width="16.595cm" text:anchor-type="as-char"><draw:text-box fo:min-height="1.457cm" svg:height="1.457cm"><draw:frame style:rel-height="scale" style:rel-width="100%" svg:height="6.551328725038402cm" svg:width="16.595cm" text:anchor-type="frame"><draw:image xlink:actuate="onLoad" xlink:href="Pictures/_yLhX0CWmEeOLdeKPQWhTwQ.png" xlink:show="embed" xlink:type="simple"/></draw:frame><text:p text:style-name="Frame_20_contents"/></draw:text-box></draw:frame></text:span><text:span text:style-name="T8"/></text:p>
      <text:p text:style-name="P14"/>
      <text:h text:outline-level="4" text:style-name="P23">classe "Paiement"</text:h>
      <text:p text:style-name="P21"/>
      <text:p text:style-name="P10"/>
      <text:h text:outline-level="4" text:style-name="P23">classe "Solde"</text:h>
      <text:p text:style-name="P21"/>
      <text:p text:style-name="P10"/>
      <text:h text:outline-level="4" text:style-name="P23">classe "GestionPaiements"</text:h>
      <text:p text:style-name="P21"/>
      <text:p text:style-name="P10"/>
      <text:h text:outline-level="4" text:style-name="P23">classe "Acompte"</text:h>
      <text:p text:style-name="P21"/>
      <text:p text:style-name="P10"/>
      <text:p text:style-name="P19"/>
      <text:h text:outline-level="3" text:style-name="Heading_20_3">package "reservations"</text:h>
      <text:p text:style-name="P15"/>
      <text:p text:style-name="P17"/>
      <text:p text:style-name="P12"><text:span text:style-name="T8"/><text:span text:style-name="T8"><draw:frame draw:name="Cadre2" draw:style-name="fr1" draw:z-index="1" svg:height="8.48188888888889cm" svg:width="16.595cm" text:anchor-type="as-char"><draw:text-box fo:min-height="1.457cm" svg:height="1.457cm"><draw:frame style:rel-height="scale" style:rel-width="100%" svg:height="8.48188888888889cm" svg:width="16.595cm" text:anchor-type="frame"><draw:image xlink:actuate="onLoad" xlink:href="Pictures/_yMQ-sCWmEeOLdeKPQWhTwQ.png" xlink:show="embed" xlink:type="simple"/></draw:frame><text:p text:style-name="Frame_20_contents"/></draw:text-box></draw:frame></text:span><text:span text:style-name="T8"/></text:p>
      <text:p text:style-name="P14"/>
      <text:h text:outline-level="4" text:style-name="P23">classe "PrestaTransport"</text:h>
      <text:p text:style-name="P21"/>
      <text:p text:style-name="P10"/>
      <text:h text:outline-level="4" text:style-name="P23">classe "PrestaHebergement"</text:h>
      <text:p text:style-name="P21"/>
      <text:p text:style-name="P10"/>
      <text:h text:outline-level="4" text:style-name="P23">classe "PrestationSousTraitee"</text:h>
      <text:p text:style-name="P21"/>
      <text:p text:style-name="P10"/>
      <text:h text:outline-level="4" text:style-name="P23">classe "PrestaActivite"</text:h>
      <text:p text:style-name="P21"/>
      <text:p text:style-name="P10"/>
      <text:h text:outline-level="4" text:style-name="P23">classe "Reservation"</text:h>
      <text:p text:style-name="P21"/>
      <text:p text:style-name="P10"/>
      <text:h text:outline-level="4" text:style-name="P23">classe "ResaClient"</text:h>
      <text:p text:style-name="P21"/>
      <text:p text:style-name="P10"/>
      <text:p text:style-name="P17"/>
      <text:p text:style-name="P13"><draw:frame draw:name="Cadre4" draw:style-name="fr1" draw:z-index="3" svg:height="14.379318801089918cm" svg:width="16.595cm" text:anchor-type="as-char"><draw:text-box fo:min-height="1.457cm" svg:height="1.457cm"><draw:frame style:rel-height="scale" style:rel-width="100%" svg:height="14.379318801089918cm" svg:width="16.595cm" text:anchor-type="frame"><draw:image xlink:actuate="onLoad" xlink:href="Pictures/_yMkgsCWmEeOLdeKPQWhTwQ.png" xlink:show="embed" xlink:type="simple"/></draw:frame><text:p text:style-name="Frame_20_contents"/></draw:text-box></draw:frame></text:p>
      <text:p text:style-name="P14"/>
      <text:h text:outline-level="4" text:style-name="P23">classe "GestionResaClient"</text:h>
      <text:p text:style-name="P21"/>
      <text:p text:style-name="P10"/>
      <text:h text:outline-level="4" text:style-name="P23">classe "GestionResaPresta"</text:h>
      <text:p text:style-name="P21"/>
      <text:p text:style-name="P10"/>
      <text:h text:outline-level="4" text:style-name="P23">classe "ResaFournisseur"</text:h>
      <text:p text:style-name="P21"/>
      <text:p text:style-name="P10"/>
      <text:p text:style-name="P19"/>
      <text:h text:outline-level="3" text:style-name="Heading_20_3">package "transports"</text:h>
      <text:p text:style-name="P15"/>
      <text:p text:style-name="P17"/>
      <text:p text:style-name="P12"><text:span text:style-name="T8"/><text:span text:style-name="T8"><draw:frame draw:name="Cadre2" draw:style-name="fr1" draw:z-index="1" svg:height="9.909708549222797cm" svg:width="16.595cm" text:anchor-type="as-char"><draw:text-box fo:min-height="1.457cm" svg:height="1.457cm"><draw:frame style:rel-height="scale" style:rel-width="100%" svg:height="9.909708549222797cm" svg:width="16.595cm" text:anchor-type="frame"><draw:image xlink:actuate="onLoad" xlink:href="Pictures/_yMtqoCWmEeOLdeKPQWhTwQ.png" xlink:show="embed" xlink:type="simple"/></draw:frame><text:p text:style-name="Frame_20_contents"/></draw:text-box></draw:frame></text:span><text:span text:style-name="T8"/></text:p>
      <text:p text:style-name="P14"/>
      <text:h text:outline-level="4" text:style-name="P23">classe "GestionTransports"</text:h>
      <text:p text:style-name="P21"/>
      <text:p text:style-name="P10"/>
      <text:h text:outline-level="4" text:style-name="P23">classe "Transport"</text:h>
      <text:p text:style-name="P21"/>
      <text:p text:style-name="P10"/>
      <text:h text:outline-level="4" text:style-name="P23">classe "Localité"</text:h>
      <text:p text:style-name="P21"/>
      <text:p text:style-name="P10"/>
      <text:h text:outline-level="4" text:style-name="P23">classe "EtapeTransport"</text:h>
      <text:p text:style-name="P21"/>
      <text:p text:style-name="P10"/>
      <text:h text:outline-level="4" text:style-name="P23">classe "GestionLocalites"</text:h>
      <text:p text:style-name="P21"/>
      <text:p text:style-name="P10"/>
      <text:p text:style-name="P19"/>
      <text:p text:style-name="P19">
</text:p>
      <text:p text:style-name="P20"/>
      <text:h text:outline-level="2" text:style-name="P24">intéractions (réalisations des "uses cases")</text:h>
      <text:p text:style-name="P1"><text:span text:style-name="T5"/></text:p>
      <text:p text:style-name="P8"/>
      <text:p text:style-name="P9"><text:span text:style-name="T8"/><text:span text:style-name="T8"/><text:span text:style-name="T8"/><text:span text:style-name="T8"/><text:span text:style-name="T8"/><text:span text:style-name="T8"/></text:p>
      <text:h text:outline-level="3" text:style-name="P25">consultation catalogue</text:h>
      <text:p text:style-name="P17"/>
      <text:p text:style-name="P12"><text:span text:style-name="T8"/><text:span text:style-name="T8"><draw:frame draw:name="Cadre3" draw:style-name="fr1" draw:z-index="2" svg:height="14.702753705815278cm" svg:width="16.595cm" text:anchor-type="as-char"><draw:text-box fo:min-height="1.457cm" svg:height="1.457cm"><draw:frame style:rel-height="scale" style:rel-width="100%" svg:height="14.702753705815278cm" svg:width="16.595cm" text:anchor-type="frame"><draw:image xlink:actuate="onLoad" xlink:href="Pictures/_yb6kQCWmEeOLdeKPQWhTwQ.png" xlink:show="embed" xlink:type="simple"/></draw:frame><text:p text:style-name="Frame_20_contents"/></draw:text-box></draw:frame></text:span><text:span text:style-name="T8"/><text:span text:style-name="T8"/><text:span text:style-name="T8"/><text:span text:style-name="T8"/><text:span text:style-name="T8"/><text:span text:style-name="T8"/><text:span text:style-name="T8"/><text:span text:style-name="T8"/><text:span text:style-name="T8"/><text:span text:style-name="T8"/><text:span text:style-name="T8"/></text:p>
      <text:p text:style-name="P8">
</text:p>
      <text:p text:style-name="P19"/>
      <text:p text:style-name="P2"/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Tahoma1" svg:font-family="Tahoma"/>
    <style:font-face style:name="Times New Roman1" svg:font-family="'Times New Roman'"/>
    <style:font-face style:font-family-generic="swiss" style:name="Courier New" svg:font-family="'Courier New', 'Courier New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master-page-name="" style:name="Text_20_body" style:parent-style-name="Standard">
      <style:paragraph-properties fo:margin-bottom="0.212cm" fo:margin-top="0cm" style:page-number="auto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Standard" style:parent-style-name="Heading">
      <style:paragraph-properties fo:background-color="#ffffcc" fo:border="0.99pt double #008000" fo:break-before="page" fo:margin="100%" fo:margin-bottom="0cm" fo:margin-left="0cm" fo:margin-right="0cm" fo:margin-top="0cm" fo:padding="0.049cm" fo:text-indent="0cm" style:auto-text-indent="false" style:border-line-width="0.035cm 0.035cm 0.035cm">
        <style:background-image/>
      </style:paragraph-properties>
      <style:text-properties fo:background-color="transparent" fo:font-size="24pt" fo:font-weight="bold" fo:text-shadow="none" style:font-name="Arial Narrow" style:font-size-asian="16.1000003814697pt" style:font-size-complex="16.1000003814697pt" style:font-weight-asian="bold" style:font-weight-complex="bold" style:text-outline="false" style:use-window-font-color="true"/>
    </style:style>
    <style:style style:class="text" style:default-outline-level="2" style:display-name="Heading 2" style:family="paragraph" style:name="Heading_20_2" style:next-style-name="Standard" style:parent-style-name="Heading">
      <style:paragraph-properties fo:background-color="#ffcc99" fo:margin="100%" fo:margin-bottom="0cm" fo:margin-left="0.25cm" fo:margin-right="0cm" fo:margin-top="0cm" fo:text-indent="0cm" style:auto-text-indent="false">
        <style:background-image/>
      </style:paragraph-properties>
      <style:text-properties fo:color="#000080" fo:font-size="22pt" fo:font-style="normal" fo:font-weight="bold" fo:text-shadow="none" style:font-name="Arial Narrow1" style:font-size-asian="14pt" style:font-size-complex="14pt" style:font-style-asian="italic" style:font-style-complex="italic" style:font-weight-asian="bold" style:font-weight-complex="bold" style:text-underline-color="font-color" style:text-underline-style="solid" style:text-underline-type="double" style:text-underline-width="auto"/>
    </style:style>
    <style:style style:class="text" style:default-outline-level="3" style:display-name="Heading 3" style:family="paragraph" style:master-page-name="" style:name="Heading_20_3" style:next-style-name="Standard" style:parent-style-name="Heading">
      <style:paragraph-properties fo:background-color="#ccffff" fo:margin="100%" fo:margin-bottom="0cm" fo:margin-left="0.499cm" fo:margin-right="0cm" fo:margin-top="0cm" fo:text-indent="0cm" style:auto-text-indent="false" style:page-number="auto">
        <style:background-image/>
      </style:paragraph-properties>
      <style:text-properties fo:color="#000000" fo:font-size="18pt" fo:font-style="normal" fo:font-weight="bold" fo:text-shadow="none" style:font-name="Arial Narrow" style:font-size-asian="14pt" style:font-size-complex="14pt" style:font-weight-asian="bold" style:font-weight-complex="bold" style:text-underline-color="font-color" style:text-underline-style="solid" style:text-underline-width="auto"/>
    </style:style>
    <style:style style:class="text" style:default-outline-level="4" style:display-name="Heading 4" style:family="paragraph" style:name="Heading_20_4" style:next-style-name="Standard" style:parent-style-name="Heading">
      <style:paragraph-properties fo:background-color="transparent" fo:margin="100%" fo:margin-bottom="0.21cm" fo:margin-left="0.75cm" fo:margin-right="0cm" fo:margin-top="0.42cm" fo:text-indent="0cm" style:auto-text-indent="false">
        <style:tab-stops/>
        <style:background-image/>
      </style:paragraph-properties>
      <style:text-properties fo:color="#800080" fo:font-size="16pt" fo:font-style="italic" fo:font-weight="bold" fo:text-shadow="none" style:font-name="Arial Narrow" style:font-size-asian="85%" style:font-size-complex="85%" style:font-style-asian="italic" style:font-style-complex="italic" style:font-weight-asian="bold" style:font-weight-complex="bold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Header" style:parent-style-name="Standard">
      <style:paragraph-properties fo:border-bottom="0.06pt solid #000000" fo:border-left="none" fo:border-right="none" fo:border-top="none" fo:padding="0.049cm" fo:text-align="end" style:justify-single-word="fals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Footer" style:parent-style-name="Standard">
      <style:paragraph-properties fo:border-bottom="none" fo:border-left="none" fo:border-right="none" fo:border-top="0.06pt solid #000000" fo:padding="0.049cm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name-complex="Tahoma1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family="paragraph" style:name="code" style:parent-style-name="Standard">
      <style:paragraph-properties fo:border="0.99pt solid #355e00" fo:padding="0.049cm"/>
      <style:text-properties fo:font-size="14pt" style:font-name="Arial Narrow2"/>
    </style:style>
    <style:style style:class="text" style:family="paragraph" style:name="citation" style:parent-style-name="Standard">
      <style:text-properties fo:font-size="18pt" fo:font-style="italic" style:font-name="Garamond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Standard">
      <style:paragraph-properties fo:line-height="150%" fo:margin-bottom="0cm" fo:margin-top="0cm"/>
      <style:text-properties fo:font-size="12pt" style:font-size-asian="12pt" style:font-size-complex="12pt"/>
    </style:style>
    <style:style style:family="paragraph" style:name="Default" style:parent-style-name="Standard">
      <style:paragraph-properties fo:text-align="start" style:justify-single-word="false" style:text-autospace="none"/>
      <style:text-properties fo:color="#000000" fo:font-size="12pt" style:font-name="Courier New" style:font-name-asian="Courier New" style:font-name-complex="Courier New" style:font-size-asian="12pt" style:font-size-complex="12pt"/>
    </style:style>
    <style:style style:display-name="Footnote Symbol" style:family="text" style:name="Footnote_20_Symbol"/>
    <style:style style:display-name="Endnote Symbol" style:family="text" style:name="Endnote_20_Symbol"/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I" style:num-suffix=" - " text:level="1">
        <style:list-level-properties/>
      </text:outline-level-style>
      <text:outline-level-style style:num-format="1" style:num-suffix=". " text:level="2">
        <style:list-level-properties/>
      </text:outline-level-style>
      <text:outline-level-style style:num-format="1" style:num-suffix=". " text:display-levels="2" text:level="3">
        <style:list-level-properties/>
      </text:outline-level-style>
      <text:outline-level-style style:num-format="a" style:num-suffix=". " text:display-levels="3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/>
      </text:outline-level-style>
    </text:outline-style>
    <text:notes-configuration style:num-format="1" text:citation-style-name="Footnote_20_Symbol" text:footnotes-position="page" text:note-class="footnote" text:start-numbering-at="page" text:start-value="0"/>
    <text:notes-configuration style:num-format="1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1cm" fo:margin-left="2cm" fo:margin-right="2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0.183cm" fo:margin-left="2cm" fo:margin-right="2cm" fo:margin-top="1.27cm" fo:page-height="29.699cm" fo:page-width="20.999cm" style:footnote-max-height="0cm" style:layout-grid-base-height="0.353cm" style:layout-grid-color="#c0c0c0" style:layout-grid-display="false" style:layout-grid-lines="44" style:layout-grid-mode="none" style:layout-grid-print="false" style:layout-grid-ruby-below="false" style:layout-grid-ruby-height="0.282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Analyse  / Agence de voyages</text:chapter></text:p>
      </style:header>
      <style:footer>
        <text:p text:style-name="Footer">Spécifications fonctionnelles<text:tab/>-<text:tab/>Page <text:page-number text:select-page="current">2</text:page-number></text:p>
      </style:footer>
    </style:master-page>
    <style:master-page style:name="Endnote" style:page-layout-name="Mpm2"/>
    <style:master-page style:display-name="First Page" style:name="First_20_Page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20T11:13:52.65</dc:date>
    <dc:language>fr-FR</dc:language>
    <meta:editing-cycles>157</meta:editing-cycles>
    <meta:editing-duration>PT7H8M44S</meta:editing-duration>
    <meta:document-statistic meta:table-count="0" meta:image-count="0" meta:object-count="0" meta:page-count="2" meta:paragraph-count="39" meta:word-count="127" meta:character-count="1733" meta:non-whitespace-character-count="1635"/>
    <meta:user-defined meta:name="Info 1"/>
    <meta:user-defined meta:name="Info 2"/>
    <meta:user-defined meta:name="Info 3"/>
    <meta:user-defined meta:name="Info 4"/>
  </office:meta>
</office:document-meta>
</file>